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de9d8" officeooo:paragraph-rsid="001de9d8"/>
    </style:style>
    <style:style style:name="P2" style:family="paragraph" style:parent-style-name="Standard">
      <style:text-properties officeooo:rsid="001ffd25" officeooo:paragraph-rsid="001ffd25"/>
    </style:style>
    <style:style style:name="P3" style:family="paragraph" style:parent-style-name="Standard">
      <style:text-properties officeooo:rsid="001ffd25" officeooo:paragraph-rsid="00240ad1"/>
    </style:style>
    <style:style style:name="P4" style:family="paragraph" style:parent-style-name="Standard">
      <style:text-properties officeooo:rsid="001ffd25" officeooo:paragraph-rsid="005331ee"/>
    </style:style>
    <style:style style:name="P5" style:family="paragraph" style:parent-style-name="Standard">
      <style:text-properties officeooo:rsid="00223e06" officeooo:paragraph-rsid="00223e06"/>
    </style:style>
    <style:style style:name="P6" style:family="paragraph" style:parent-style-name="Standard">
      <style:text-properties officeooo:paragraph-rsid="001de9d8"/>
    </style:style>
    <style:style style:name="P7" style:family="paragraph" style:parent-style-name="Standard">
      <style:text-properties officeooo:rsid="001de9d8" officeooo:paragraph-rsid="001de9d8"/>
    </style:style>
    <style:style style:name="P8" style:family="paragraph" style:parent-style-name="Standard">
      <style:text-properties officeooo:rsid="001de9d8" officeooo:paragraph-rsid="003c1ebf"/>
    </style:style>
    <style:style style:name="P9" style:family="paragraph" style:parent-style-name="Standard">
      <style:text-properties officeooo:paragraph-rsid="00240ad1"/>
    </style:style>
    <style:style style:name="P10" style:family="paragraph" style:parent-style-name="Standard">
      <style:text-properties officeooo:rsid="00240ad1" officeooo:paragraph-rsid="00240ad1"/>
    </style:style>
    <style:style style:name="P11" style:family="paragraph" style:parent-style-name="Standard">
      <style:text-properties officeooo:rsid="00240ad1" officeooo:paragraph-rsid="003f52e3"/>
    </style:style>
    <style:style style:name="P12" style:family="paragraph" style:parent-style-name="Standard">
      <style:text-properties officeooo:rsid="002543e1" officeooo:paragraph-rsid="002543e1"/>
    </style:style>
    <style:style style:name="P13" style:family="paragraph" style:parent-style-name="Standard">
      <style:text-properties officeooo:rsid="002543e1" officeooo:paragraph-rsid="0046cad6"/>
    </style:style>
    <style:style style:name="P14" style:family="paragraph" style:parent-style-name="Standard">
      <style:text-properties officeooo:rsid="002543e1" officeooo:paragraph-rsid="0051793b"/>
    </style:style>
    <style:style style:name="P15" style:family="paragraph" style:parent-style-name="Standard">
      <style:text-properties officeooo:rsid="0026c961" officeooo:paragraph-rsid="0026c961"/>
    </style:style>
    <style:style style:name="P16" style:family="paragraph" style:parent-style-name="Standard">
      <style:text-properties officeooo:rsid="0026c961" officeooo:paragraph-rsid="0026db3f"/>
    </style:style>
    <style:style style:name="P17" style:family="paragraph" style:parent-style-name="Standard">
      <style:text-properties officeooo:rsid="0026c961" officeooo:paragraph-rsid="00326a03"/>
    </style:style>
    <style:style style:name="P18" style:family="paragraph" style:parent-style-name="Standard">
      <style:text-properties officeooo:rsid="0026c961" officeooo:paragraph-rsid="0040c23d"/>
    </style:style>
    <style:style style:name="P19" style:family="paragraph" style:parent-style-name="Standard">
      <style:text-properties officeooo:rsid="0027ae25" officeooo:paragraph-rsid="0027ae25"/>
    </style:style>
    <style:style style:name="P20" style:family="paragraph" style:parent-style-name="Standard">
      <style:text-properties officeooo:rsid="001f2129" officeooo:paragraph-rsid="001de9d8"/>
    </style:style>
    <style:style style:name="P21" style:family="paragraph" style:parent-style-name="Standard">
      <style:text-properties officeooo:rsid="002e3495" officeooo:paragraph-rsid="002e3495"/>
    </style:style>
    <style:style style:name="P22" style:family="paragraph" style:parent-style-name="Standard">
      <style:text-properties fo:color="#d4d4d4" style:font-name="Consolas" fo:font-size="10.5pt" fo:font-weight="normal" officeooo:paragraph-rsid="003d7b0a" fo:background-color="#1e1e1e"/>
    </style:style>
    <style:style style:name="P23" style:family="paragraph" style:parent-style-name="Standard">
      <style:text-properties fo:color="#d4d4d4" style:font-name="Consolas" fo:font-size="10.5pt" fo:font-weight="normal" officeooo:rsid="003de47d" officeooo:paragraph-rsid="003de47d" fo:background-color="#1e1e1e"/>
    </style:style>
    <style:style style:name="P24" style:family="paragraph" style:parent-style-name="Standard">
      <style:text-properties fo:color="#d4d4d4" style:font-name="Consolas" fo:font-size="10.5pt" fo:font-weight="normal" officeooo:rsid="0040c23d" officeooo:paragraph-rsid="0040c23d" fo:background-color="#1e1e1e"/>
    </style:style>
    <style:style style:name="P25" style:family="paragraph" style:parent-style-name="Standard">
      <style:paragraph-properties fo:line-height="100%"/>
      <style:text-properties fo:color="#d4d4d4" style:font-name="Consolas" fo:font-size="9pt" fo:font-weight="normal" fo:background-color="#1e1e1e" style:font-size-asian="9pt" style:font-size-complex="9pt"/>
    </style:style>
    <style:style style:name="P26" style:family="paragraph" style:parent-style-name="Standard">
      <style:paragraph-properties fo:line-height="100%"/>
      <style:text-properties fo:color="#d4d4d4" style:font-name="Consolas" fo:font-size="9pt" fo:font-weight="normal" officeooo:rsid="003c1ebf" officeooo:paragraph-rsid="003f52e3" fo:background-color="#1e1e1e" style:font-size-asian="9pt" style:font-size-complex="9pt"/>
    </style:style>
    <style:style style:name="P27" style:family="paragraph" style:parent-style-name="Standard">
      <style:paragraph-properties fo:line-height="100%"/>
      <style:text-properties fo:color="#d4d4d4" style:font-name="Consolas" fo:font-size="10pt" fo:font-weight="normal" fo:background-color="#1e1e1e" style:font-size-asian="10pt" style:font-size-complex="10pt"/>
    </style:style>
    <style:style style:name="P28" style:family="paragraph" style:parent-style-name="Standard">
      <style:paragraph-properties fo:line-height="100%"/>
      <style:text-properties fo:color="#d4d4d4" style:font-name="Consolas" fo:font-size="10pt" fo:font-weight="normal" officeooo:paragraph-rsid="003de47d" fo:background-color="#1e1e1e" style:font-size-asian="10pt" style:font-size-complex="10pt"/>
    </style:style>
    <style:style style:name="P29" style:family="paragraph" style:parent-style-name="Standard">
      <style:paragraph-properties fo:line-height="100%"/>
      <style:text-properties fo:color="#d4d4d4" style:font-name="Consolas" fo:font-size="10pt" fo:font-weight="normal" officeooo:rsid="003c1ebf" officeooo:paragraph-rsid="003f52e3" fo:background-color="#1e1e1e" style:font-size-asian="10pt" style:font-size-complex="10pt"/>
    </style:style>
    <style:style style:name="P30" style:family="paragraph" style:parent-style-name="Standard">
      <style:paragraph-properties fo:line-height="100%"/>
      <style:text-properties fo:color="#d4d4d4" fo:font-size="10pt" fo:background-color="#1e1e1e" style:font-size-asian="10pt" style:font-size-complex="10pt"/>
    </style:style>
    <style:style style:name="P31" style:family="paragraph" style:parent-style-name="Standard">
      <style:paragraph-properties fo:line-height="100%"/>
      <style:text-properties fo:color="#d4d4d4" fo:font-size="10pt" officeooo:rsid="003f4266" officeooo:paragraph-rsid="003f4266" fo:background-color="#1e1e1e" style:font-size-asian="10pt" style:font-size-complex="10pt"/>
    </style:style>
    <style:style style:name="P32" style:family="paragraph" style:parent-style-name="Standard">
      <style:paragraph-properties style:line-height-at-least="0.503cm"/>
      <style:text-properties fo:color="#d4d4d4" fo:background-color="#1e1e1e"/>
    </style:style>
    <style:style style:name="P33" style:family="paragraph" style:parent-style-name="Standard">
      <style:text-properties fo:color="#d4d4d4" officeooo:rsid="0040c23d" officeooo:paragraph-rsid="0040c23d" fo:background-color="#1e1e1e"/>
    </style:style>
    <style:style style:name="P34" style:family="paragraph" style:parent-style-name="Standard">
      <style:paragraph-properties fo:line-height="100%"/>
      <style:text-properties fo:color="#d4d4d4" officeooo:rsid="00338733" officeooo:paragraph-rsid="0040c23d" fo:background-color="#1e1e1e"/>
    </style:style>
    <style:style style:name="P35" style:family="paragraph" style:parent-style-name="Standard">
      <style:paragraph-properties fo:line-height="100%"/>
      <style:text-properties fo:color="#d4d4d4" fo:background-color="#1e1e1e"/>
    </style:style>
    <style:style style:name="P36" style:family="paragraph" style:parent-style-name="Standard">
      <style:paragraph-properties fo:line-height="100%"/>
      <style:text-properties fo:color="#d4d4d4" fo:font-size="9pt" fo:background-color="#1e1e1e" style:font-size-asian="9pt" style:font-size-complex="9pt"/>
    </style:style>
    <style:style style:name="P37" style:family="paragraph" style:parent-style-name="Standard">
      <style:text-properties officeooo:rsid="001f86b0" officeooo:paragraph-rsid="0036e79b"/>
    </style:style>
    <style:style style:name="P38" style:family="paragraph" style:parent-style-name="Standard">
      <style:text-properties officeooo:rsid="00002019" officeooo:paragraph-rsid="0036e79b"/>
    </style:style>
    <style:style style:name="P39" style:family="paragraph" style:parent-style-name="Standard">
      <style:text-properties officeooo:rsid="001e1c55" officeooo:paragraph-rsid="0036e79b"/>
    </style:style>
    <style:style style:name="P40" style:family="paragraph" style:parent-style-name="Standard">
      <style:text-properties officeooo:rsid="0001c361" officeooo:paragraph-rsid="0036e79b"/>
    </style:style>
    <style:style style:name="P41" style:family="paragraph" style:parent-style-name="Standard">
      <style:text-properties officeooo:rsid="001bc7e0" officeooo:paragraph-rsid="0036e79b"/>
    </style:style>
    <style:style style:name="P42" style:family="paragraph" style:parent-style-name="Standard">
      <style:text-properties style:text-underline-style="solid" style:text-underline-width="auto" style:text-underline-color="font-color" officeooo:rsid="001bc7e0" officeooo:paragraph-rsid="0036e79b"/>
    </style:style>
    <style:style style:name="P43" style:family="paragraph" style:parent-style-name="Standard">
      <style:text-properties style:text-underline-style="solid" style:text-underline-width="auto" style:text-underline-color="font-color" officeooo:rsid="001ca6c6" officeooo:paragraph-rsid="0036e79b"/>
    </style:style>
    <style:style style:name="P44" style:family="paragraph" style:parent-style-name="Standard">
      <style:text-properties style:text-underline-style="solid" style:text-underline-width="auto" style:text-underline-color="font-color" officeooo:rsid="001df406" officeooo:paragraph-rsid="0036e79b"/>
    </style:style>
    <style:style style:name="P45" style:family="paragraph" style:parent-style-name="Standard">
      <style:text-properties style:text-underline-style="none" officeooo:rsid="001df406" officeooo:paragraph-rsid="0036e79b"/>
    </style:style>
    <style:style style:name="P46" style:family="paragraph" style:parent-style-name="Standard">
      <style:text-properties officeooo:paragraph-rsid="003c1ebf"/>
    </style:style>
    <style:style style:name="P47" style:family="paragraph" style:parent-style-name="Standard">
      <style:paragraph-properties fo:line-height="100%"/>
      <style:text-properties fo:color="#808080" style:font-name="Consolas" fo:font-size="10pt" fo:font-weight="normal" fo:background-color="#1e1e1e" style:font-size-asian="10pt" style:font-size-complex="10pt"/>
    </style:style>
    <style:style style:name="P48" style:family="paragraph" style:parent-style-name="Standard">
      <style:paragraph-properties style:line-height-at-least="0.503cm"/>
      <style:text-properties fo:color="#808080" style:font-name="Consolas" fo:font-size="10.5pt" fo:font-weight="normal" fo:background-color="#1e1e1e"/>
    </style:style>
    <style:style style:name="P49" style:family="paragraph" style:parent-style-name="Standard">
      <style:text-properties officeooo:rsid="00339315" officeooo:paragraph-rsid="0027ae25"/>
    </style:style>
    <style:style style:name="P50" style:family="paragraph" style:parent-style-name="Standard">
      <style:text-properties officeooo:rsid="003c1ebf" officeooo:paragraph-rsid="00415b2b"/>
    </style:style>
    <style:style style:name="P51" style:family="paragraph" style:parent-style-name="Standard">
      <style:text-properties officeooo:paragraph-rsid="0040c23d"/>
    </style:style>
    <style:style style:name="P52" style:family="paragraph" style:parent-style-name="Standard">
      <style:text-properties officeooo:rsid="00338733" officeooo:paragraph-rsid="0040c23d"/>
    </style:style>
    <style:style style:name="P53" style:family="paragraph" style:parent-style-name="Standard">
      <style:paragraph-properties fo:line-height="100%"/>
    </style:style>
    <style:style style:name="P54" style:family="paragraph" style:parent-style-name="Standard">
      <style:text-properties officeooo:paragraph-rsid="00415b2b"/>
    </style:style>
    <style:style style:name="P55" style:family="paragraph" style:parent-style-name="Standard">
      <style:text-properties officeooo:rsid="007fbbe4" officeooo:paragraph-rsid="0046cad6"/>
    </style:style>
    <style:style style:name="P56" style:family="paragraph" style:parent-style-name="Standard">
      <style:paragraph-properties fo:line-height="100%"/>
      <style:text-properties fo:font-size="9pt" style:font-size-asian="9pt" style:font-size-complex="9pt"/>
    </style:style>
    <style:style style:name="P57" style:family="paragraph" style:parent-style-name="Standard">
      <style:text-properties officeooo:rsid="0035f229" officeooo:paragraph-rsid="004bb5f8"/>
    </style:style>
    <style:style style:name="P58" style:family="paragraph" style:parent-style-name="Standard">
      <style:text-properties officeooo:rsid="00355ad1" officeooo:paragraph-rsid="004b20b7"/>
    </style:style>
    <style:style style:name="P59" style:family="paragraph" style:parent-style-name="Standard">
      <style:text-properties officeooo:rsid="004bb5f8" officeooo:paragraph-rsid="004bb5f8"/>
    </style:style>
    <style:style style:name="P60" style:family="paragraph" style:parent-style-name="Standard">
      <style:text-properties officeooo:rsid="004c965b" officeooo:paragraph-rsid="004c965b"/>
    </style:style>
    <style:style style:name="P61" style:family="paragraph" style:parent-style-name="Standard">
      <style:text-properties officeooo:rsid="003f52e3" officeooo:paragraph-rsid="003f52e3"/>
    </style:style>
    <style:style style:name="P62" style:family="paragraph" style:parent-style-name="Standard">
      <style:paragraph-properties fo:line-height="100%"/>
      <style:text-properties fo:font-size="10pt" style:font-size-asian="10pt" style:font-size-complex="10pt"/>
    </style:style>
    <style:style style:name="P63" style:family="paragraph" style:parent-style-name="Standard">
      <style:text-properties officeooo:rsid="0051793b" officeooo:paragraph-rsid="0051793b"/>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3">
      <style:paragraph-properties>
        <style:tab-stops>
          <style:tab-stop style:position="16.002cm" style:type="right" style:leader-style="dotted" style:leader-text="."/>
        </style:tab-stops>
      </style:paragraph-properties>
    </style:style>
    <style:style style:name="P67" style:family="paragraph" style:parent-style-name="Text_20_body">
      <style:text-properties officeooo:rsid="003d7b0a" officeooo:paragraph-rsid="003d7b0a"/>
    </style:style>
    <style:style style:name="P68" style:family="paragraph" style:parent-style-name="Text_20_body">
      <style:text-properties officeooo:paragraph-rsid="003d7b0a"/>
    </style:style>
    <style:style style:name="P69" style:family="paragraph" style:parent-style-name="Text_20_body">
      <style:text-properties officeooo:rsid="003de47d" officeooo:paragraph-rsid="003de47d"/>
    </style:style>
    <style:style style:name="P70" style:family="paragraph" style:parent-style-name="Text_20_body">
      <style:text-properties officeooo:rsid="003de47d" officeooo:paragraph-rsid="00488211"/>
    </style:style>
    <style:style style:name="P71" style:family="paragraph" style:parent-style-name="Text_20_body">
      <style:text-properties officeooo:rsid="003f4266" officeooo:paragraph-rsid="003f4266"/>
    </style:style>
    <style:style style:name="P72" style:family="paragraph" style:parent-style-name="Text_20_body">
      <style:text-properties officeooo:rsid="003c1ebf" officeooo:paragraph-rsid="003f52e3"/>
    </style:style>
    <style:style style:name="P73" style:family="paragraph" style:parent-style-name="Text_20_body">
      <style:text-properties officeooo:rsid="003c1ebf" officeooo:paragraph-rsid="00415b2b"/>
    </style:style>
    <style:style style:name="P74" style:family="paragraph" style:parent-style-name="Text_20_body">
      <style:text-properties officeooo:rsid="0040c23d" officeooo:paragraph-rsid="0040c23d"/>
    </style:style>
    <style:style style:name="P75" style:family="paragraph" style:parent-style-name="Text_20_body">
      <style:text-properties officeooo:rsid="0041ef6e" officeooo:paragraph-rsid="0041ef6e"/>
    </style:style>
    <style:style style:name="P76" style:family="paragraph" style:parent-style-name="Text_20_body">
      <style:text-properties officeooo:rsid="0041ef6e" officeooo:paragraph-rsid="00434c24"/>
    </style:style>
    <style:style style:name="P77" style:family="paragraph" style:parent-style-name="Text_20_body">
      <style:text-properties officeooo:rsid="004243a5" officeooo:paragraph-rsid="004243a5"/>
    </style:style>
    <style:style style:name="P78" style:family="paragraph" style:parent-style-name="Text_20_body">
      <style:text-properties officeooo:rsid="00434c24" officeooo:paragraph-rsid="00434c24"/>
    </style:style>
    <style:style style:name="P79" style:family="paragraph" style:parent-style-name="Text_20_body">
      <style:text-properties officeooo:rsid="00451891" officeooo:paragraph-rsid="00451891"/>
    </style:style>
    <style:style style:name="P80" style:family="paragraph" style:parent-style-name="Text_20_body">
      <style:text-properties officeooo:rsid="00459171" officeooo:paragraph-rsid="00459171"/>
    </style:style>
    <style:style style:name="P81" style:family="paragraph" style:parent-style-name="Text_20_body">
      <style:text-properties officeooo:rsid="00415b2b" officeooo:paragraph-rsid="00415b2b"/>
    </style:style>
    <style:style style:name="P82" style:family="paragraph" style:parent-style-name="Text_20_body">
      <style:text-properties officeooo:rsid="004a4d45" officeooo:paragraph-rsid="004a4d45"/>
    </style:style>
    <style:style style:name="P83" style:family="paragraph" style:parent-style-name="Text_20_body">
      <style:text-properties officeooo:rsid="004a4d45" officeooo:paragraph-rsid="004b20b7"/>
    </style:style>
    <style:style style:name="P84" style:family="paragraph" style:parent-style-name="Text_20_body">
      <style:paragraph-properties fo:line-height="100%"/>
      <style:text-properties fo:font-size="8pt" officeooo:rsid="003c1ebf" officeooo:paragraph-rsid="003f52e3" style:font-size-asian="8pt" style:font-size-complex="8pt"/>
    </style:style>
    <style:style style:name="P85" style:family="paragraph" style:parent-style-name="Text_20_body">
      <style:text-properties officeooo:rsid="004b20b7" officeooo:paragraph-rsid="004b20b7"/>
    </style:style>
    <style:style style:name="P86" style:family="paragraph" style:parent-style-name="Standard">
      <style:paragraph-properties fo:margin-left="1.251cm" fo:margin-right="0cm" fo:text-indent="0cm" style:auto-text-indent="false"/>
      <style:text-properties officeooo:rsid="001de9d8" officeooo:paragraph-rsid="003c1ebf"/>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Contents_20_2">
      <style:paragraph-properties>
        <style:tab-stops>
          <style:tab-stop style:position="16.501cm" style:type="right" style:leader-style="dotted" style:leader-text="."/>
        </style:tab-stops>
      </style:paragraph-properties>
    </style:style>
    <style:style style:name="P89" style:family="paragraph" style:parent-style-name="Contents_20_3">
      <style:paragraph-properties>
        <style:tab-stops>
          <style:tab-stop style:position="16.002cm" style:type="right" style:leader-style="dotted" style:leader-text="."/>
        </style:tab-stops>
      </style:paragraph-properties>
    </style:style>
    <style:style style:name="P90" style:family="paragraph" style:parent-style-name="Heading_20_1" style:list-style-name=""/>
    <style:style style:name="P91" style:family="paragraph" style:parent-style-name="Heading_20_1">
      <style:paragraph-properties fo:break-before="page"/>
    </style:style>
    <style:style style:name="P92" style:family="paragraph" style:parent-style-name="Heading_20_2" style:list-style-name="">
      <style:text-properties style:font-name="Liberation Sans" fo:font-size="16.1000003814697pt" fo:font-weight="bold" officeooo:rsid="002e3495" officeooo:paragraph-rsid="003f52e3" style:font-name-asian="Microsoft YaHei" style:font-size-asian="16.1000003814697pt" style:font-weight-asian="bold" style:font-name-complex="Arial" style:font-size-complex="16.1000003814697pt" style:font-weight-complex="bold"/>
    </style:style>
    <style:style style:name="P93" style:family="paragraph" style:parent-style-name="Heading_20_2">
      <style:text-properties officeooo:paragraph-rsid="004b20b7"/>
    </style:style>
    <style:style style:name="P94" style:family="paragraph" style:parent-style-name="Heading_20_2">
      <style:paragraph-properties fo:break-before="page"/>
      <style:text-properties style:font-name="Liberation Sans" fo:font-size="16.1000003814697pt" fo:font-weight="bold" officeooo:rsid="002e3495" officeooo:paragraph-rsid="003f52e3" style:font-name-asian="Microsoft YaHei" style:font-size-asian="16.1000003814697pt" style:font-weight-asian="bold" style:font-name-complex="Arial" style:font-size-complex="16.1000003814697pt" style:font-weight-complex="bold"/>
    </style:style>
    <style:style style:name="P95" style:family="paragraph" style:parent-style-name="Heading_20_3">
      <style:text-properties officeooo:paragraph-rsid="0040c23d"/>
    </style:style>
    <style:style style:name="P96" style:family="paragraph" style:parent-style-name="Heading_20_3">
      <style:text-properties officeooo:paragraph-rsid="00415b2b"/>
    </style:style>
    <style:style style:name="P97" style:family="paragraph" style:parent-style-name="Heading_20_3">
      <style:text-properties officeooo:rsid="003c1ebf" officeooo:paragraph-rsid="00415b2b"/>
    </style:style>
    <style:style style:name="P98" style:family="paragraph" style:parent-style-name="Standard">
      <style:text-properties officeooo:rsid="0026c961" officeooo:paragraph-rsid="0026db3f"/>
    </style:style>
    <style:style style:name="P99" style:family="paragraph" style:parent-style-name="Text_20_body">
      <style:text-properties officeooo:rsid="003d7b0a" officeooo:paragraph-rsid="00555fdf"/>
    </style:style>
    <style:style style:name="P100" style:family="paragraph" style:parent-style-name="Text_20_body">
      <style:text-properties officeooo:rsid="003de47d" officeooo:paragraph-rsid="003de47d"/>
    </style:style>
    <style:style style:name="P101" style:family="paragraph" style:parent-style-name="Text_20_body">
      <style:paragraph-properties fo:break-before="page"/>
      <style:text-properties officeooo:rsid="003de47d" officeooo:paragraph-rsid="003de47d"/>
    </style:style>
    <style:style style:name="T1" style:family="text">
      <style:text-properties officeooo:rsid="002de505"/>
    </style:style>
    <style:style style:name="T2" style:family="text">
      <style:text-properties officeooo:rsid="001de9d8"/>
    </style:style>
    <style:style style:name="T3" style:family="text">
      <style:text-properties officeooo:rsid="00240ad1"/>
    </style:style>
    <style:style style:name="T4" style:family="text">
      <style:text-properties style:font-name="Consolas" fo:font-size="10.5pt" fo:font-weight="normal"/>
    </style:style>
    <style:style style:name="T5" style:family="text">
      <style:text-properties style:font-name="Consolas" fo:font-weight="normal"/>
    </style:style>
    <style:style style:name="T6" style:family="text">
      <style:text-properties fo:color="#d4d4d4" style:font-name="Consolas" fo:font-size="10.5pt" fo:font-weight="normal" fo:background-color="#1e1e1e" loext:char-shading-value="0"/>
    </style:style>
    <style:style style:name="T7" style:family="text">
      <style:text-properties fo:color="#d4d4d4" style:font-name="Consolas" fo:font-size="10.5pt" fo:font-weight="normal" officeooo:rsid="003d7b0a" fo:background-color="#1e1e1e" loext:char-shading-value="0"/>
    </style:style>
    <style:style style:name="T8" style:family="text">
      <style:text-properties fo:color="#9cdcfe"/>
    </style:style>
    <style:style style:name="T9" style:family="text">
      <style:text-properties fo:color="#9cdcfe" style:font-name="Consolas" fo:font-size="10.5pt" fo:font-weight="normal"/>
    </style:style>
    <style:style style:name="T10" style:family="text">
      <style:text-properties fo:color="#9cdcfe" style:font-name="Consolas" fo:font-size="10.5pt" fo:font-weight="normal" fo:background-color="#1e1e1e" loext:char-shading-value="0"/>
    </style:style>
    <style:style style:name="T11" style:family="text">
      <style:text-properties fo:color="#9cdcfe" style:font-name="Consolas" fo:font-weight="normal"/>
    </style:style>
    <style:style style:name="T12" style:family="text">
      <style:text-properties fo:color="#ce9178"/>
    </style:style>
    <style:style style:name="T13" style:family="text">
      <style:text-properties fo:color="#ce9178" style:font-name="Consolas" fo:font-size="10.5pt" fo:font-weight="normal"/>
    </style:style>
    <style:style style:name="T14" style:family="text">
      <style:text-properties fo:color="#ce9178" style:font-name="Consolas" fo:font-size="10.5pt" fo:font-weight="normal" fo:background-color="#1e1e1e" loext:char-shading-value="0"/>
    </style:style>
    <style:style style:name="T15" style:family="text">
      <style:text-properties fo:color="#ce9178" style:font-name="Consolas" fo:font-size="10.5pt" fo:font-weight="normal" officeooo:rsid="003d7b0a" fo:background-color="#1e1e1e" loext:char-shading-value="0"/>
    </style:style>
    <style:style style:name="T16" style:family="text">
      <style:text-properties fo:color="#ce9178" style:font-name="Consolas" fo:font-weight="normal"/>
    </style:style>
    <style:style style:name="T17" style:family="text">
      <style:text-properties fo:color="#ce9178" style:font-name="Consolas" fo:font-size="16pt" fo:font-weight="normal" style:font-size-asian="16pt" style:font-size-complex="16pt"/>
    </style:style>
    <style:style style:name="T18" style:family="text">
      <style:text-properties fo:color="#ce9178" fo:font-size="14pt" style:font-size-asian="14pt" style:font-size-complex="14pt"/>
    </style:style>
    <style:style style:name="T19" style:family="text">
      <style:text-properties fo:color="#d7ba7d"/>
    </style:style>
    <style:style style:name="T20" style:family="text">
      <style:text-properties fo:color="#d7ba7d" style:font-name="Consolas" fo:font-size="10.5pt" fo:font-weight="normal"/>
    </style:style>
    <style:style style:name="T21" style:family="text">
      <style:text-properties fo:color="#d7ba7d" style:font-name="Consolas" fo:font-weight="normal"/>
    </style:style>
    <style:style style:name="T22" style:family="text">
      <style:text-properties fo:color="#b5cea8" style:font-name="Consolas" fo:font-size="10.5pt" fo:font-weight="normal"/>
    </style:style>
    <style:style style:name="T23" style:family="text">
      <style:text-properties fo:color="#b5cea8" style:font-name="Consolas" fo:font-weight="normal"/>
    </style:style>
    <style:style style:name="T24" style:family="text">
      <style:text-properties officeooo:rsid="0026db3f"/>
    </style:style>
    <style:style style:name="T25" style:family="text">
      <style:text-properties officeooo:rsid="002e3495"/>
    </style:style>
    <style:style style:name="T26" style:family="text">
      <style:text-properties officeooo:rsid="00326a03"/>
    </style:style>
    <style:style style:name="T27" style:family="text">
      <style:text-properties officeooo:rsid="003608c7"/>
    </style:style>
    <style:style style:name="T28" style:family="text">
      <style:text-properties style:font-name="Liberation Sans" fo:font-size="16.1000003814697pt" fo:font-weight="bold" officeooo:rsid="003608c7" style:font-name-asian="Microsoft YaHei" style:font-size-asian="16.1000003814697pt" style:font-weight-asian="bold" style:font-name-complex="Arial" style:font-size-complex="16.1000003814697pt" style:font-weight-complex="bold"/>
    </style:style>
    <style:style style:name="T29" style:family="text">
      <style:text-properties officeooo:rsid="0036e79b"/>
    </style:style>
    <style:style style:name="T30" style:family="text">
      <style:text-properties officeooo:rsid="003c1ebf"/>
    </style:style>
    <style:style style:name="T31" style:family="text">
      <style:text-properties officeooo:rsid="003d7b0a"/>
    </style:style>
    <style:style style:name="T32" style:family="text">
      <style:text-properties fo:color="#808080"/>
    </style:style>
    <style:style style:name="T33" style:family="text">
      <style:text-properties fo:color="#808080" style:font-name="Consolas" fo:font-size="10.5pt" fo:font-weight="normal"/>
    </style:style>
    <style:style style:name="T34" style:family="text">
      <style:text-properties fo:color="#808080" style:font-name="Consolas" fo:font-size="10.5pt" fo:font-weight="normal" fo:background-color="#1e1e1e" loext:char-shading-value="0"/>
    </style:style>
    <style:style style:name="T35" style:family="text">
      <style:text-properties fo:color="#808080" style:font-name="Consolas" fo:font-size="10.5pt" fo:font-weight="normal" officeooo:rsid="003d7b0a" fo:background-color="#1e1e1e" loext:char-shading-value="0"/>
    </style:style>
    <style:style style:name="T36" style:family="text">
      <style:text-properties fo:color="#808080" style:font-name="Consolas" fo:font-weight="normal"/>
    </style:style>
    <style:style style:name="T37" style:family="text">
      <style:text-properties fo:color="#569cd6"/>
    </style:style>
    <style:style style:name="T38" style:family="text">
      <style:text-properties fo:color="#569cd6" style:font-name="Consolas" fo:font-size="10.5pt" fo:font-weight="normal"/>
    </style:style>
    <style:style style:name="T39" style:family="text">
      <style:text-properties fo:color="#569cd6" style:font-name="Consolas" fo:font-size="10.5pt" fo:font-weight="normal" fo:background-color="#1e1e1e" loext:char-shading-value="0"/>
    </style:style>
    <style:style style:name="T40" style:family="text">
      <style:text-properties fo:color="#569cd6" style:font-name="Consolas" fo:font-size="10.5pt" fo:font-weight="normal" officeooo:rsid="003d7b0a" fo:background-color="#1e1e1e" loext:char-shading-value="0"/>
    </style:style>
    <style:style style:name="T41" style:family="text">
      <style:text-properties fo:color="#569cd6" style:font-name="Consolas" fo:font-weight="normal"/>
    </style:style>
    <style:style style:name="T42" style:family="text">
      <style:text-properties fo:color="#4fc1ff"/>
    </style:style>
    <style:style style:name="T43" style:family="text">
      <style:text-properties fo:color="#4fc1ff" style:font-name="Consolas" fo:font-weight="normal"/>
    </style:style>
    <style:style style:name="T44" style:family="text">
      <style:text-properties fo:color="#dcdcaa"/>
    </style:style>
    <style:style style:name="T45" style:family="text">
      <style:text-properties fo:color="#4ec9b0"/>
    </style:style>
    <style:style style:name="T46" style:family="text">
      <style:text-properties officeooo:rsid="0040c23d"/>
    </style:style>
    <style:style style:name="T47" style:family="text">
      <style:text-properties fo:font-weight="normal" officeooo:rsid="00415b2b" style:font-weight-asian="normal" style:font-weight-complex="normal"/>
    </style:style>
    <style:style style:name="T48" style:family="text">
      <style:text-properties fo:font-weight="normal" officeooo:rsid="003c1ebf" style:font-weight-asian="normal" style:font-weight-complex="normal"/>
    </style:style>
    <style:style style:name="T49" style:family="text">
      <style:text-properties officeooo:rsid="00415b2b"/>
    </style:style>
    <style:style style:name="T50" style:family="text">
      <style:text-properties officeooo:rsid="00338733"/>
    </style:style>
    <style:style style:name="T51" style:family="text">
      <style:text-properties officeooo:rsid="004243a5"/>
    </style:style>
    <style:style style:name="T52" style:family="text">
      <style:text-properties officeooo:rsid="00434c24"/>
    </style:style>
    <style:style style:name="T53" style:family="text">
      <style:text-properties officeooo:rsid="00451891"/>
    </style:style>
    <style:style style:name="T54" style:family="text">
      <style:text-properties officeooo:rsid="00459171"/>
    </style:style>
    <style:style style:name="T55" style:family="text">
      <style:text-properties officeooo:rsid="007fbbe4"/>
    </style:style>
    <style:style style:name="T56" style:family="text">
      <style:text-properties officeooo:rsid="00852954"/>
    </style:style>
    <style:style style:name="T57" style:family="text">
      <style:text-properties officeooo:rsid="00488211"/>
    </style:style>
    <style:style style:name="T58" style:family="text">
      <style:text-properties officeooo:rsid="0049d842"/>
    </style:style>
    <style:style style:name="T59" style:family="text">
      <style:text-properties officeooo:rsid="004b20b7"/>
    </style:style>
    <style:style style:name="T60" style:family="text">
      <style:text-properties officeooo:rsid="004c965b"/>
    </style:style>
    <style:style style:name="T61" style:family="text">
      <style:text-properties officeooo:rsid="005331ee"/>
    </style:style>
    <style:style style:name="T62" style:family="text">
      <style:text-properties officeooo:rsid="0054ac49"/>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64"><text:a xlink:type="simple" xlink:href="#__RefHeading___Toc3727_997465945" text:style-name="Index_20_Link" text:visited-style-name="Index_20_Link">Documentación del proceso de desarrollo<text:tab/>2</text:a></text:p>
          <text:p text:style-name="P64"><text:a xlink:type="simple" xlink:href="#__RefHeading___Toc3729_997465945" text:style-name="Index_20_Link" text:visited-style-name="Index_20_Link">Justificación de las decisiones tomadas en el desarrollo<text:tab/>3</text:a></text:p>
          <text:p text:style-name="P65"><text:a xlink:type="simple" xlink:href="#__RefHeading___Toc3731_997465945" text:style-name="Index_20_Link" text:visited-style-name="Index_20_Link">Decisiones sobre la estructura de archivos<text:tab/>3</text:a></text:p>
          <text:p text:style-name="P65"><text:a xlink:type="simple" xlink:href="#__RefHeading___Toc1469_2169325210" text:style-name="Index_20_Link" text:visited-style-name="Index_20_Link">Configuración de tailwindcss<text:tab/>3</text:a></text:p>
          <text:p text:style-name="P65"><text:a xlink:type="simple" xlink:href="#__RefHeading___Toc3735_997465945" text:style-name="Index_20_Link" text:visited-style-name="Index_20_Link">Decisiones de diseño del sitio web<text:tab/>5</text:a></text:p>
          <text:p text:style-name="P65"><text:a xlink:type="simple" xlink:href="#__RefHeading___Toc1471_2169325210" text:style-name="Index_20_Link" text:visited-style-name="Index_20_Link">Páginas implementadas con tailwindcss<text:tab/>6</text:a></text:p>
          <text:p text:style-name="P66"><text:a xlink:type="simple" xlink:href="#__RefHeading___Toc1473_2169325210" text:style-name="Index_20_Link" text:visited-style-name="Index_20_Link">La Banda<text:tab/>6</text:a></text:p>
          <text:p text:style-name="P66"><text:a xlink:type="simple" xlink:href="#__RefHeading___Toc1475_2169325210" text:style-name="Index_20_Link" text:visited-style-name="Index_20_Link">La Historia<text:tab/>6</text:a></text:p>
          <text:p text:style-name="P66"><text:a xlink:type="simple" xlink:href="#__RefHeading___Toc1477_2169325210" text:style-name="Index_20_Link" text:visited-style-name="Index_20_Link">Index (Portada)<text:tab/>6</text:a></text:p>
          <text:p text:style-name="P66"><text:a xlink:type="simple" xlink:href="#__RefHeading___Toc1479_2169325210" text:style-name="Index_20_Link" text:visited-style-name="Index_20_Link">Problema con el menú de navegación<text:tab/>6</text:a></text:p>
          <text:p text:style-name="P66"><text:a xlink:type="simple" xlink:href="#__RefHeading___Toc1481_2169325210" text:style-name="Index_20_Link" text:visited-style-name="Index_20_Link">Gira 2021 (no implementada)<text:tab/>7</text:a></text:p>
          <text:p text:style-name="P64"><text:a xlink:type="simple" xlink:href="#__RefHeading___Toc1483_2169325210" text:style-name="Index_20_Link" text:visited-style-name="Index_20_Link">Respuesta a las cuestiones planteadas<text:tab/>7</text:a></text:p>
          <text:p text:style-name="P65"><text:a xlink:type="simple" xlink:href="#__RefHeading___Toc1485_2169325210" text:style-name="Index_20_Link" text:visited-style-name="Index_20_Link">¿Que diferencias hay entre el enfoque de el tipo CSS semántico y el CSS de utilidades? ¿Como ha afectado esto al proceso de desarrollo? ¿Y al código?<text:tab/>7</text:a></text:p>
          <text:p text:style-name="P66"><text:a xlink:type="simple" xlink:href="#__RefHeading___Toc1487_2169325210" text:style-name="Index_20_Link" text:visited-style-name="Index_20_Link">CSS semántico<text:tab/>7</text:a></text:p>
          <text:p text:style-name="P66"><text:a xlink:type="simple" xlink:href="#__RefHeading___Toc1489_2169325210" text:style-name="Index_20_Link" text:visited-style-name="Index_20_Link">CSS de utilidades<text:tab/>7</text:a></text:p>
          <text:p text:style-name="P65"><text:a xlink:type="simple" xlink:href="#__RefHeading___Toc1491_2169325210" text:style-name="Index_20_Link" text:visited-style-name="Index_20_Link">¿Qué diferencias has encontrado entre usar una librería de componentes y una librería de utilidades?<text:tab/>8</text:a></text:p>
          <text:p text:style-name="P65"><text:a xlink:type="simple" xlink:href="#__RefHeading___Toc1493_2169325210" text:style-name="Index_20_Link" text:visited-style-name="Index_20_Link">¿Que componentes has decidido extraer y porqué?<text:tab/>8</text:a></text:p>
          <text:p text:style-name="P64"><text:a xlink:type="simple" xlink:href="#__RefHeading___Toc3741_997465945" text:style-name="Index_20_Link" text:visited-style-name="Index_20_Link">Conclusiones<text:tab/>9</text:a></text:p>
          <text:p text:style-name="P64"><text:a xlink:type="simple" xlink:href="#__RefHeading___Toc1902_1686681249" text:style-name="Index_20_Link" text:visited-style-name="Index_20_Link">Anexo I. Enlaces a las fuentes de las imágenes con licencias gratuitas o Creative Commons<text:tab/>9</text:a></text:p>
        </text:index-body>
      </text:table-of-content>
      <text:h text:style-name="P90" text:outline-level="1"/>
      <text:h text:style-name="P91" text:outline-level="1"><text:bookmark-start text:name="__RefHeading___Toc3727_997465945"/>Documentació<text:span text:style-name="T2">n</text:span> del proc<text:span text:style-name="T2">e</text:span>s<text:span text:style-name="T2">o</text:span> de des<text:span text:style-name="T2">arrollo</text:span><text:bookmark-end text:name="__RefHeading___Toc3727_997465945"/></text:h>
      <text:p text:style-name="P7">Para el desarrollo de la página se ha <text:span text:style-name="T30">realizado u</text:span>n<text:span text:style-name="T30">a</text:span> <text:span text:style-name="T30">nueva instalación </text:span>s<text:span text:style-name="T30">iguiendo</text:span> los siguientes pasos:</text:p>
      <text:p text:style-name="P6"/>
      <text:p text:style-name="P46"><text:span text:style-name="T30">1.- Descarga del UOC Boilerplate desde </text:span><text:a xlink:type="simple" xlink:href="https://github.com/uoc-advanced-html-css/uoc-boilerplate" text:style-name="Internet_20_link" text:visited-style-name="Visited_20_Internet_20_Link"><text:span text:style-name="T30">https://github.com/uoc-advanced-html-css/uoc-boilerplate</text:span></text:a></text:p>
      <text:p text:style-name="P8">con el botón Code → Download zip y posterior <text:span text:style-name="T30">des</text:span>compresión en directorio de trabajo.</text:p>
      <text:p text:style-name="P8"/>
      <text:p text:style-name="P8"><text:span text:style-name="T30">2.- </text:span>Instalación de las dependencias:</text:p>
      <text:p text:style-name="P86">fontawesome : librería de iconos</text:p>
      <text:p text:style-name="P86">accessibility: módulo para añadir opciones de accesibilidad al front-end</text:p>
      <text:p text:style-name="P86"/>
      <text:p text:style-name="P86"/>
      <text:p text:style-name="P21">2.- He añadido la dependencia tailwindcss par poder utilizar la librería de <text:span text:style-name="T30">utilidades</text:span></text:p>
      <text:p text:style-name="P21">npm install tailwindcss --save.</text:p>
      <text:p text:style-name="P20"/>
      <text:p text:style-name="P3"><text:span text:style-name="T25">3.- </text:span>Para facilitar el desarrollo <text:span text:style-name="T25">he continuado </text:span>utilizado parcel versión dev para poder apreciar los cambios de forma dinámica en la página web. <text:s/>Parcel está integrado con el precompilador Sass.</text:p>
      <text:p text:style-name="P9"/>
      <text:p text:style-name="P4">También se han utilizado las herramientas para el desarrollador de Firefox Developer edition para analizar la aplicación de los estilos a los elementos html. Se ha utilizado asimismo la herramienta para comprobar como se ajustaba la página de forma responsive a los diferentes dispositivos móviles. <text:span text:style-name="T61">En este aspecto cabe resaltar que se ha mejorado la adaptación responsive para que no aparezcan barras de scroll horizontal en dispositivos pequeños siguiendo las indicaciones de la corrección de la PEC2.</text:span></text:p>
      <text:p text:style-name="P4"/>
      <text:p text:style-name="P2">Una vez finalizado el desarrollo se ha procedido a generar la versión de producción con parcel build</text:p>
      <text:p text:style-name="P2"/>
      <text:p text:style-name="P2">Se ha utilizado Github como repositorio</text:p>
      <text:p text:style-name="P2"/>
      <text:p text:style-name="P10">Se puede acceder al repositorio en:</text:p>
      <text:p text:style-name="P10"><text:a xlink:type="simple" xlink:href="https://github.com/ptousd/eines2_pec3" text:style-name="Internet_20_link" text:visited-style-name="Visited_20_Internet_20_Link">https://github.com/ptousd/eines2_pec3</text:a></text:p>
      <text:p text:style-name="P9"/>
      <text:p text:style-name="P5">Para paso a producción se ha utilizado Netlify.</text:p>
      <text:p text:style-name="P10">Se puede acceder al proyecto en la url:</text:p>
      <text:p text:style-name="P10"><text:a xlink:type="simple" xlink:href="https://cocky-davinci-ecf6f2.netlify.app/" text:style-name="Internet_20_link" text:visited-style-name="Visited_20_Internet_20_Link"/></text:p>
      <text:p text:style-name="P61"><text:a xlink:type="simple" xlink:href="https://wizardly-hoover-d99977.netlify.app/" text:style-name="Internet_20_link" text:visited-style-name="Visited_20_Internet_20_Link">https://wizardly-hoover-d99977.netlify.app/</text:a></text:p>
      <text:p text:style-name="P11"/>
      <text:p text:style-name="P12">Una vez en producción se ha analizado el código con las siguientes herramientas:</text:p>
      <text:p text:style-name="P12">Para corregir problemas de html</text:p>
      <text:p text:style-name="P12"><text:a xlink:type="simple" xlink:href="https://validator.w3.org/" text:style-name="Internet_20_link" text:visited-style-name="Visited_20_Internet_20_Link">https://validator.w3.org/</text:a></text:p>
      <text:p text:style-name="P12"/>
      <text:p text:style-name="P12">Para corregir problemas de css</text:p>
      <text:p text:style-name="P12"><text:a xlink:type="simple" xlink:href="https://jigsaw.w3.org/css-validator" text:style-name="Internet_20_link" text:visited-style-name="Visited_20_Internet_20_Link">https://jigsaw.w3.org/css-validator</text:a></text:p>
      <text:p text:style-name="P12"/>
      <text:p text:style-name="P12">Para validar accesibilidad de las páginas online</text:p>
      <text:p text:style-name="P55">He tenido que sustituir el que venía usando habitualmente por que ya no esta operativo</text:p>
      <text:p text:style-name="P13"><text:a xlink:type="simple" xlink:href="https://achecker.ca/checker/index.php" text:style-name="Internet_20_link" text:visited-style-name="Visited_20_Internet_20_Link">https://achecker.ca/checker/index.php</text:a></text:p>
      <text:p text:style-name="P55">por este otro muy inter<text:span text:style-name="T56">e</text:span>sante</text:p>
      <text:p text:style-name="P55"><text:a xlink:type="simple" xlink:href="https://wave.webaim.org/" text:style-name="Internet_20_link" text:visited-style-name="Visited_20_Internet_20_Link"><text:span text:style-name="T55">https://wave.webaim.org/</text:span></text:a></text:p>
      <text:p text:style-name="P14"><text:soft-page-break/>A partir de aquí se ha hecho Continuous Deployment hasta conseguir que los validadores no encontrasen problemas. </text:p>
      <text:p text:style-name="P14"/>
      <text:p text:style-name="P63">Indicar que con wave.webaim.org se han detectado errores de contraste que no aparecieron en la pec2 con achecker. Por este motivo las paletas de colores de la PEC3 varían ligeramente con respecto a la anterior para evitar estos errores de accesibilidad.</text:p>
      <text:h text:style-name="Heading_20_1" text:outline-level="1"><text:bookmark-start text:name="__RefHeading___Toc3729_997465945"/>Justificació<text:span text:style-name="T3">n</text:span> de l<text:span text:style-name="T3">a</text:span>s decision<text:span text:style-name="T3">e</text:span>s <text:span text:style-name="T3">tomadas</text:span> en el des<text:span text:style-name="T3">arrollo</text:span><text:bookmark-end text:name="__RefHeading___Toc3729_997465945"/></text:h>
      <text:h text:style-name="Heading_20_2" text:outline-level="2"><text:bookmark-start text:name="__RefHeading___Toc3731_997465945"/>Decisiones sobre la estructura de archivos<text:bookmark-end text:name="__RefHeading___Toc3731_997465945"/></text:h>
      <text:p text:style-name="P12">Se ha utilizado la misma estructura de carpetas que la propuesta en el Boilerplate. Al principio estudié la posibilidad de utilizar la estructura de archivos de SMACSS o ITCSS pero se ha descartado dado lo reducido del proyecto. Al utilizar la librería de utilidades tailwindcss todavía se ha reducido más el tamaño de l<text:span text:style-name="T61">os</text:span> archivo<text:span text:style-name="T61">s</text:span> css. <text:span text:style-name="T61">Siguiendo las indicaciones de la corrección de la PEC2 se han repartido en dos ficheros parciales: _home.scss contiene las clases de estilos propios del póster de la home (el póster no se ha pasado a tailwindcss) y el archivo apply.scss contiene los apply tailwind genéricos del site.</text:span></text:p>
      <text:h text:style-name="Heading_20_2" text:outline-level="2"><text:bookmark-start text:name="__RefHeading___Toc1469_2169325210"/>Configuración de tailwindcss<text:bookmark-end text:name="__RefHeading___Toc1469_2169325210"/></text:h>
      <text:p text:style-name="P67">Se permite el uso de la librería completa, pero se ha configurado para que se haga un purgue al hacer un build. De esta forma se dispone de todo el potencial de la librería sin el inconveniente de que el archivo css final tenga un tamaño demasiado grande.</text:p>
      <text:p text:style-name="P99">Se han configurado las fuentes y colores respetando el diseño de la PEC2. Recordar <text:span text:style-name="T61">que las paletas de colores de la PEC3 varían ligeramente con respecto a la anterior para evitar estos errores de accesibilidad. </text:span>Para ello:</text:p>
      <text:p text:style-name="P67">Se ha cambiado la fuente se<text:span text:style-name="T57">rif</text:span> para que por defecto, si está disponible, se utilice Montserrat. Se ha añadido la clase utilidad <text:span text:style-name="T57">para aplicar fuentes </text:span>al body para que sea el estilo utilizado por defecto en todo el cuerpo de la página.</text:p>
      <text:p text:style-name="P22"><text:span text:style-name="T32">&lt;</text:span><text:span text:style-name="T37">body</text:span> <text:span text:style-name="T8">class</text:span>=<text:span text:style-name="T12">"sm:mx-4 font-serif"</text:span><text:span text:style-name="T32">&gt;</text:span></text:p>
      <text:p text:style-name="P68"/>
      <text:p text:style-name="P68"><text:span text:style-name="T31">Se han añadido dos nuevas utilidad de fuente con el objetivo de utilizarse en las cabeceras: serif-header y citas. Ejemplo de uso: </text:span><text:span text:style-name="T34">&lt;</text:span><text:span text:style-name="T39">h2</text:span><text:span text:style-name="T6"> </text:span><text:span text:style-name="T10">class</text:span><text:span text:style-name="T6">=</text:span><text:span text:style-name="T14">"font-serif-header</text:span><text:span text:style-name="T15">"</text:span><text:span text:style-name="T35">&gt;</text:span><text:span text:style-name="T7">La Historia</text:span><text:span text:style-name="T35">&lt;/</text:span><text:span text:style-name="T40">h2</text:span><text:span text:style-name="T35">&gt;</text:span></text:p>
      <text:p text:style-name="P69">Se ha definido la paleta de colores que se generarán como utilidad<text:span text:style-name="T57">es</text:span> de la siguiente forma:</text:p>
      <text:p text:style-name="P70"><text:span text:style-name="T57">Se permite el uso de los c</text:span>olores : white, indigo, lima y cyan <text:span text:style-name="T57">con su configuración por defecto de tailwindcss. Se mantiene el estilo de la práctica desarrollada con bootstrap</text:span>. </text:p>
      <text:p text:style-name="P69">Ejemplo de uso:</text:p>
      <text:p text:style-name="P23"><text:span text:style-name="T32">&lt;</text:span><text:span text:style-name="T37">span</text:span> <text:span text:style-name="T8">class</text:span>=<text:span text:style-name="T12">"</text:span><text:span text:style-name="T18">text-indigo-400 </text:span><text:span text:style-name="T12">text-2xl ml-4 fab fa-google-plus-g"</text:span><text:span text:style-name="T32">&gt;&lt;/</text:span><text:span text:style-name="T37">span</text:span><text:span text:style-name="T32">&gt;</text:span></text:p>
      <text:p text:style-name="P69"/>
      <text:p text:style-name="P69"/>
      <text:p text:style-name="P101">Se definen dos colores por compatibilidad con bootstrap: primary y secondary</text:p>
      <text:p text:style-name="P69">Ejemplo de uso:</text:p>
      <text:p text:style-name="P23"><text:span text:style-name="T32">&lt;</text:span><text:span text:style-name="T37">header</text:span> <text:span text:style-name="T8">class</text:span>=<text:span text:style-name="T12">"flex flex-row justify-around content-center </text:span><text:span text:style-name="T18">bg-primary </text:span><text:span text:style-name="T12">my-2"</text:span><text:span text:style-name="T32">&gt;</text:span></text:p>
      <text:p text:style-name="P69">Se redefine el color dark por el utilizado en la práctica anterior</text:p>
      <text:p text:style-name="P69">Ejemplo de uso:</text:p>
      <text:p text:style-name="P23"><text:span text:style-name="T32">&lt;</text:span><text:span text:style-name="T37">a</text:span> <text:span text:style-name="T8">class</text:span>=<text:span text:style-name="T12">"</text:span><text:span text:style-name="T18">text-dark </text:span><text:span text:style-name="T12">font-bold"</text:span> <text:span text:style-name="T8">href</text:span>=<text:span text:style-name="T12">"lahistoria.html"</text:span><text:span text:style-name="T32">&gt;</text:span>La historia<text:span text:style-name="T32">&lt;/</text:span><text:span text:style-name="T37">a</text:span><text:span text:style-name="T32">&gt;</text:span></text:p>
      <text:p text:style-name="P69"/>
      <text:p text:style-name="P69">Se sustituye el color succes de bootstrap por yellow-300. En este caso he decidido mantener la paleta de escalas de yellow pero modificando la escala de 300. En la prácticas se usará <text:s/>básicamente para su uso en cabeceras.</text:p>
      <text:p text:style-name="P69">Ejemplo de uso:</text:p>
      <text:p text:style-name="P23"><text:span text:style-name="T32">&lt;</text:span><text:span text:style-name="T37">h2</text:span> <text:span text:style-name="T8">class</text:span>=<text:span text:style-name="T12">"font-serif-header </text:span><text:span text:style-name="T18">text-yellow-300</text:span><text:span text:style-name="T12">"</text:span><text:span text:style-name="T32">&gt;</text:span>La Historia<text:span text:style-name="T32">&lt;/</text:span><text:span text:style-name="T37">h2</text:span><text:span text:style-name="T32">&gt;</text:span></text:p>
      <text:p text:style-name="P69"/>
      <text:p text:style-name="P71">Para que los items de los componentes de la banda de música se vean correctamente en todos los dispositivos, tras un estudio se determinó que se debía utilizar un minHeight de 13rem en el texto explicativo. Tailwind proporciona una serie de minHeight como utilidad pero como ninguno <text:s/>se corresponde exactamente con el necesitado se ha reconfigurado el que más se aproxima: el 52.</text:p>
      <text:p text:style-name="P31">            <text:span text:style-name="T36">&lt;</text:span><text:span text:style-name="T41">li</text:span><text:span text:style-name="T5"> </text:span><text:span text:style-name="T11">class</text:span><text:span text:style-name="T5">=</text:span><text:span text:style-name="T16">"category-item"</text:span><text:span text:style-name="T36">&gt;</text:span></text:p>
      <text:p text:style-name="P30">                <text:span text:style-name="T36">&lt;</text:span><text:span text:style-name="T41">img</text:span><text:span text:style-name="T5"> </text:span><text:span text:style-name="T11">class</text:span><text:span text:style-name="T5">=</text:span><text:span text:style-name="T16">"w-full mb-4"</text:span><text:span text:style-name="T5"> </text:span><text:span text:style-name="T11">src</text:span><text:span text:style-name="T5">=</text:span><text:span text:style-name="T16">"assets/images/singer-1595864_1280.jpg"</text:span><text:span text:style-name="T5"> </text:span><text:span text:style-name="T11">alt</text:span><text:span text:style-name="T5">=</text:span><text:span text:style-name="T16">"Vocal"</text:span><text:span text:style-name="T5"> </text:span><text:span text:style-name="T36">/&gt;</text:span></text:p>
      <text:p text:style-name="P30">                <text:span text:style-name="T36">&lt;</text:span><text:span text:style-name="T41">div</text:span><text:span text:style-name="T5"> </text:span><text:span text:style-name="T11">class</text:span><text:span text:style-name="T5">=</text:span><text:span text:style-name="T16">"</text:span><text:span text:style-name="T17">min-h-52</text:span><text:span text:style-name="T16"> px-4 pb-4"</text:span><text:span text:style-name="T36">&gt;</text:span></text:p>
      <text:p text:style-name="P47"/>
      <text:p text:style-name="P30">                    <text:span text:style-name="T36">&lt;</text:span><text:span text:style-name="T41">div</text:span><text:span text:style-name="T5"> </text:span><text:span text:style-name="T11">class</text:span><text:span text:style-name="T5">=</text:span><text:span text:style-name="T16">"flex flex-row justify-between"</text:span><text:span text:style-name="T36">&gt;</text:span></text:p>
      <text:p text:style-name="P30">                        <text:span text:style-name="T36">&lt;</text:span><text:span text:style-name="T41">p</text:span><text:span text:style-name="T5"> </text:span><text:span text:style-name="T11">class</text:span><text:span text:style-name="T5">=</text:span><text:span text:style-name="T16">"font-bold"</text:span><text:span text:style-name="T36">&gt;</text:span><text:span text:style-name="T5">Pedro Tous Durán</text:span><text:span text:style-name="T36">&lt;/</text:span><text:span text:style-name="T41">p</text:span><text:span text:style-name="T36">&gt;</text:span></text:p>
      <text:p text:style-name="P30">                        <text:span text:style-name="T36">&lt;</text:span><text:span text:style-name="T41">p</text:span><text:span text:style-name="T36">&gt;</text:span><text:span text:style-name="T5">Vocal</text:span><text:span text:style-name="T36">&lt;/</text:span><text:span text:style-name="T41">p</text:span><text:span text:style-name="T36">&gt;</text:span></text:p>
      <text:p text:style-name="P30">                    <text:span text:style-name="T36">&lt;/</text:span><text:span text:style-name="T41">div</text:span><text:span text:style-name="T36">&gt;</text:span></text:p>
      <text:p text:style-name="P30">                    <text:span text:style-name="T36">&lt;</text:span><text:span text:style-name="T41">p</text:span><text:span text:style-name="T36">&gt;&lt;</text:span><text:span text:style-name="T41">span</text:span><text:span text:style-name="T5"> </text:span><text:span text:style-name="T11">class</text:span><text:span text:style-name="T5">=</text:span><text:span text:style-name="T16">"font-bold"</text:span><text:span text:style-name="T36">&gt;</text:span><text:span text:style-name="T5">Fecha incorporación:</text:span><text:span text:style-name="T36">&lt;/</text:span><text:span text:style-name="T41">span</text:span><text:span text:style-name="T36">&gt;</text:span><text:span text:style-name="T5"> 18/09/2018</text:span><text:span text:style-name="T36">&lt;/</text:span><text:span text:style-name="T41">p</text:span><text:span text:style-name="T36">&gt;</text:span></text:p>
      <text:p text:style-name="P30">                    <text:span text:style-name="T36">&lt;</text:span><text:span text:style-name="T41">p</text:span><text:span text:style-name="T36">&gt;&lt;</text:span><text:span text:style-name="T41">span</text:span><text:span text:style-name="T5"> </text:span><text:span text:style-name="T11">class</text:span><text:span text:style-name="T5">=</text:span><text:span text:style-name="T16">"font-bold"</text:span><text:span text:style-name="T36">&gt;</text:span><text:span text:style-name="T5">Historia:</text:span><text:span text:style-name="T36">&lt;/</text:span><text:span text:style-name="T41">span</text:span><text:span text:style-name="T36">&gt;</text:span><text:span text:style-name="T5"> Pedro empezó como vocal en "Los Singers", pero el grupo se</text:span></text:p>
      <text:p text:style-name="P30">                        <text:span text:style-name="T5">disolvió en 2018 y entonces fundó "Music Family"</text:span><text:span text:style-name="T36">&lt;/</text:span><text:span text:style-name="T41">p</text:span><text:span text:style-name="T36">&gt;</text:span></text:p>
      <text:p text:style-name="P30">                <text:span text:style-name="T36">&lt;/</text:span><text:span text:style-name="T41">div</text:span><text:span text:style-name="T36">&gt;</text:span></text:p>
      <text:p text:style-name="P30">            <text:span text:style-name="T36">&lt;/</text:span><text:span text:style-name="T41">li</text:span><text:span text:style-name="T36">&gt;</text:span></text:p>
      <text:p text:style-name="P71"/>
      <text:p text:style-name="P69">Para ajustar el uso de tailwind al estilo de la web se ha añadido el archivo: tailwind.config.js</text:p>
      <text:p text:style-name="P28"><text:span text:style-name="T37">const</text:span> <text:span text:style-name="T42">colors</text:span> = <text:span text:style-name="T44">require</text:span>(<text:span text:style-name="T12">'tailwindcss/colors'</text:span>)</text:p>
      <text:p text:style-name="P62"/>
      <text:p text:style-name="P27"><text:span text:style-name="T45">module</text:span>.<text:span text:style-name="T45">exports</text:span> = {</text:p>
      <text:p text:style-name="P30">  <text:span text:style-name="T11">purge:</text:span><text:span text:style-name="T5"> [</text:span></text:p>
      <text:p text:style-name="P30">    <text:span text:style-name="T16">'./src/**/*.html'</text:span><text:span text:style-name="T5">,</text:span></text:p>
      <text:p text:style-name="P30">  <text:span text:style-name="T5">],</text:span></text:p>
      <text:p text:style-name="P30">  <text:span text:style-name="T11">theme:</text:span><text:span text:style-name="T5"> {</text:span></text:p>
      <text:p text:style-name="P30">    <text:span text:style-name="T11">fontFamily:</text:span><text:span text:style-name="T5"> {</text:span></text:p>
      <text:p text:style-name="P30">       <text:span text:style-name="T16">'serif'</text:span><text:span text:style-name="T11">:</text:span><text:span text:style-name="T5"> [</text:span><text:span text:style-name="T16">'Montserrat'</text:span><text:span text:style-name="T5">, </text:span><text:span text:style-name="T16">'serif'</text:span><text:span text:style-name="T5">],</text:span></text:p>
      <text:p text:style-name="P30">       <text:span text:style-name="T16">'serif-header'</text:span><text:span text:style-name="T11">:</text:span><text:span text:style-name="T5"> [</text:span><text:span text:style-name="T16">'Vollkorn'</text:span><text:span text:style-name="T5">, </text:span><text:span text:style-name="T16">'serif'</text:span><text:span text:style-name="T5">],</text:span></text:p>
      <text:p text:style-name="P30">      <text:span text:style-name="T5">},</text:span></text:p>
      <text:p text:style-name="P30"><text:soft-page-break/>    <text:span text:style-name="T11">minHeight:</text:span><text:span text:style-name="T5"> {</text:span></text:p>
      <text:p text:style-name="P30">       <text:span text:style-name="T16">'52'</text:span><text:span text:style-name="T11">:</text:span><text:span text:style-name="T5"> </text:span><text:span text:style-name="T16">'13rem'</text:span><text:span text:style-name="T5">,</text:span></text:p>
      <text:p text:style-name="P30">      <text:span text:style-name="T5">},</text:span></text:p>
      <text:p text:style-name="P30">      <text:span text:style-name="T11">colors:</text:span><text:span text:style-name="T5"> {</text:span></text:p>
      <text:p text:style-name="P30">        <text:span text:style-name="T11">transparent:</text:span><text:span text:style-name="T5"> </text:span><text:span text:style-name="T16">'transparent'</text:span><text:span text:style-name="T5">,</text:span></text:p>
      <text:p text:style-name="P30">        <text:span text:style-name="T11">current:</text:span><text:span text:style-name="T5"> </text:span><text:span text:style-name="T16">'currentColor'</text:span><text:span text:style-name="T5">,</text:span></text:p>
      <text:p text:style-name="P30">        <text:span text:style-name="T11">white:</text:span><text:span text:style-name="T5"> </text:span><text:span text:style-name="T43">colors</text:span><text:span text:style-name="T5">.</text:span><text:span text:style-name="T11">white</text:span><text:span text:style-name="T5">,</text:span></text:p>
      <text:p text:style-name="P30">        <text:span text:style-name="T11">indigo:</text:span><text:span text:style-name="T5"> </text:span><text:span text:style-name="T43">colors</text:span><text:span text:style-name="T5">.</text:span><text:span text:style-name="T11">indigo</text:span><text:span text:style-name="T5">,</text:span></text:p>
      <text:p text:style-name="P30">        <text:span text:style-name="T11">lima:</text:span><text:span text:style-name="T5"> </text:span><text:span text:style-name="T43">colors</text:span><text:span text:style-name="T5">.</text:span><text:span text:style-name="T11">lime</text:span><text:span text:style-name="T5">,</text:span></text:p>
      <text:p text:style-name="P30">        <text:span text:style-name="T11">cyan:</text:span><text:span text:style-name="T5"> </text:span><text:span text:style-name="T43">colors</text:span><text:span text:style-name="T5">.</text:span><text:span text:style-name="T11">cyan</text:span><text:span text:style-name="T5">,</text:span></text:p>
      <text:p text:style-name="P30">        <text:span text:style-name="T16">'primary'</text:span><text:span text:style-name="T11">:</text:span><text:span text:style-name="T5"> </text:span><text:span text:style-name="T16">'#007167'</text:span><text:span text:style-name="T5">,</text:span></text:p>
      <text:p text:style-name="P30">        <text:span text:style-name="T16">'secondary'</text:span><text:span text:style-name="T11">:</text:span><text:span text:style-name="T5"> </text:span><text:span text:style-name="T16">'#6590aa'</text:span><text:span text:style-name="T5">,</text:span></text:p>
      <text:p text:style-name="P30">        <text:span text:style-name="T11">dark:</text:span><text:span text:style-name="T5"> </text:span><text:span text:style-name="T16">'#222'</text:span><text:span text:style-name="T5">,</text:span></text:p>
      <text:p text:style-name="P30">        <text:span text:style-name="T11">yellow:</text:span><text:span text:style-name="T5"> {</text:span></text:p>
      <text:p text:style-name="P30">          <text:span text:style-name="T23">300</text:span><text:span text:style-name="T11">:</text:span><text:span text:style-name="T5"> </text:span><text:span text:style-name="T16">'#8f6a00'</text:span></text:p>
      <text:p text:style-name="P30">        <text:span text:style-name="T5">},</text:span></text:p>
      <text:p text:style-name="P30">    <text:span text:style-name="T5">}</text:span></text:p>
      <text:p text:style-name="P30">  <text:span text:style-name="T5">},</text:span></text:p>
      <text:p text:style-name="P30">  <text:span text:style-name="T11">variants:</text:span><text:span text:style-name="T5"> {},</text:span></text:p>
      <text:p text:style-name="P30">  <text:span text:style-name="T11">plugins:</text:span><text:span text:style-name="T5"> [],</text:span></text:p>
      <text:p text:style-name="P27">}</text:p>
      <text:h text:style-name="Heading_20_2" text:outline-level="2"><text:bookmark-start text:name="__RefHeading___Toc3735_997465945"/>Decisiones <text:span text:style-name="T28">de diseño</text:span> <text:span text:style-name="T27">del sitio </text:span>web<text:bookmark-end text:name="__RefHeading___Toc3735_997465945"/></text:h>
      <text:p text:style-name="P16"/>
      <text:p text:style-name="P16">La página de ha dividido en 4 grandes <text:span text:style-name="T26">áreas.</text:span> Una cabecera, un menú de navegación, un contenido y un pie de página. <text:span text:style-name="T24">Utilizando las etiquetas semánticas propias de HTML-5 para mejorar la accesibilidad.</text:span></text:p>
      <text:p text:style-name="P16"/>
      <text:p text:style-name="P17"><text:span text:style-name="T26">Aunque el diseño inicial según los wireframes es sobre dispositivos de escritorio, <text:s/>s</text:span>e ha utilizado un desarrollo first-mobile ya que he considerado que es la mejor manera de que se vea bien en dispositivos pequeños. </text:p>
      <text:p text:style-name="P15"/>
      <text:p text:style-name="P18">Se han utilizado tres puntos de los proporcionados por tailwindcss, <text:s/>ya que son los típicos de los diferentes tamaños de dispositivos:</text:p>
      <text:p text:style-name="P51">'sm': '640px',</text:p>
      <text:p text:style-name="P51">'md': '768px',</text:p>
      <text:p text:style-name="P51">'lg': '1024px',</text:p>
      <text:p text:style-name="P51"/>
      <text:p text:style-name="P18"/>
      <text:p text:style-name="P15">Primero se ha desarrollado la web sin puntos de ruptura y probado en dispositivos tipo móvil <text:span text:style-name="T58">(sm)</text:span>. En segundo lugar se ha añadido el punto a <text:span text:style-name="T58">(md) </text:span>para adaptar el funcionamiento a tables, para finalmente añadir el punto de ruptura para visualizar en formato escritorio <text:span text:style-name="T58">(lg)</text:span>.</text:p>
      <text:p text:style-name="P15"/>
      <text:p text:style-name="P15">Todo ello para seguir la metodología first-mobile.</text:p>
      <text:p text:style-name="P15"/>
      <text:p text:style-name="P19">Se ha añadido javascript para utilizar la función de accesibilidad de la dependencia <text:span text:style-name="T2">accessibility. </text:span>Cualquier esfuerzo por mejorar la accesibilidad de una página vale la pena. Aunque hay que decir que con este módulo el esfuerzo ha sido mínimo.</text:p>
      <text:p text:style-name="P49"/>
      <text:h text:style-name="P92" text:outline-level="2"/>
      <text:h text:style-name="P94" text:outline-level="2"><text:bookmark-start text:name="__RefHeading___Toc1471_2169325210"/>P<text:span text:style-name="T30">áginas implementadas con tailwindcss</text:span><text:bookmark-end text:name="__RefHeading___Toc1471_2169325210"/></text:h>
      <text:p text:style-name="P72">Se han aplicado <text:span text:style-name="T46">completamente </text:span>las utilidades de tailwindcss en las páginas:</text:p>
      <text:h text:style-name="P95" text:outline-level="3"><text:bookmark-start text:name="__RefHeading___Toc1473_2169325210"/>La Banda<text:bookmark-end text:name="__RefHeading___Toc1473_2169325210"/></text:h>
      <text:p text:style-name="P52">Se ha utilizado un diseño en flex wrap para dispositivos a partir de tamaño tablet <text:span text:style-name="T46">(md)</text:span></text:p>
      <text:p text:style-name="P52"><text:span text:style-name="T49">Teniendo en cuenta los márgenes p</text:span>ara cada componente del grupo se ha asignado un tamaño fijo de <text:span text:style-name="T49">2/5 - </text:span>4<text:span text:style-name="T49">0</text:span>% en tablet (2 columnas) y <text:span text:style-name="T49">1/4 - 25</text:span>% en escritorio (3 columnas). Al tener 8 miembros en una distribución de 3 columnas quedan 2 miembros en la última fila. Para mantener una apariencia de tamañ<text:span text:style-name="T58">o</text:span> de columna homogénea se han utilizado para flex-grow y flex-shrink el valor 0 que impide que se reparta el espacio disponible. Se ha considerado la mejor opción de diseño.</text:p>
      <text:p text:style-name="P52"/>
      <text:p text:style-name="P34">  <text:span text:style-name="T20">.category-list</text:span><text:span text:style-name="T4"> {</text:span></text:p>
      <text:p text:style-name="P35">    <text:span text:style-name="T4">@apply </text:span><text:span text:style-name="T38">m-0</text:span><text:span text:style-name="T4"> </text:span><text:span text:style-name="T38">px-2</text:span><text:span text:style-name="T4"> </text:span><text:span text:style-name="T38">list-none</text:span><text:span text:style-name="T4"> md:</text:span><text:span text:style-name="T13">flex</text:span><text:span text:style-name="T4"> md:flex-row md:</text:span><text:span text:style-name="T9">flex-wrap</text:span><text:span text:style-name="T4"> md:justify-center;    </text:span></text:p>
      <text:p text:style-name="P35">  <text:span text:style-name="T4">}</text:span></text:p>
      <text:p text:style-name="P53"/>
      <text:p text:style-name="P35">  <text:span text:style-name="T20">.category-item</text:span><text:span text:style-name="T4"> {</text:span></text:p>
      <text:p text:style-name="P35">    <text:span text:style-name="T4">@apply </text:span><text:span text:style-name="T38">mb-8</text:span><text:span text:style-name="T4"> md:</text:span><text:span text:style-name="T13">flex</text:span><text:span text:style-name="T4"> md:flex-col md:justify-between md:w-2/</text:span><text:span text:style-name="T22">5</text:span><text:span text:style-name="T4"> xl:w-1/</text:span><text:span text:style-name="T22">4</text:span><text:span text:style-name="T4"> mx-4 shadow-2xl;</text:span></text:p>
      <text:p text:style-name="P35">  <text:span text:style-name="T4">}</text:span></text:p>
      <text:p text:style-name="P52"/>
      <text:h text:style-name="P96" text:outline-level="3"><text:bookmark-start text:name="__RefHeading___Toc1475_2169325210"/>La Historia<text:bookmark-end text:name="__RefHeading___Toc1475_2169325210"/></text:h>
      <text:p text:style-name="P54"><text:span text:style-name="T50">Página muy sencilla en la que se ha explorado el uso de </text:span><text:span text:style-name="T47">las utilidades <text:s/></text:span><text:span text:style-name="T48">tailwindcss. </text:span><text:span text:style-name="T47">El esfuerzo ha sido mínimo ya que en este caso ya se utilizaron las utilidades de bootstrap, por lo que sólo se han tenido que cambiar algunas clases para adaptarse a la nueva terminología.</text:span></text:p>
      <text:p text:style-name="P50"/>
      <text:h text:style-name="Heading_20_3" text:outline-level="3"><text:bookmark-start text:name="__RefHeading___Toc1477_2169325210"/>Index (Portada)<text:bookmark-end text:name="__RefHeading___Toc1477_2169325210"/></text:h>
      <text:p text:style-name="P72">Para mantener una portada funcional se han cambiado el header y el footer para trabajar con tailwindcss ya que estaban implementados con bootstrap, para el poster se ha mantenido el css semántico. </text:p>
      <text:h text:style-name="Heading_20_3" text:outline-level="3"><text:bookmark-start text:name="__RefHeading___Toc1479_2169325210"/><text:span text:style-name="T60">Problema con el m</text:span>enú <text:span text:style-name="T60">de </text:span>navegación<text:bookmark-end text:name="__RefHeading___Toc1479_2169325210"/></text:h>
      <text:p text:style-name="P74">El menú de navegación se ha configurado para que sea visible el icono en móviles y tablets y desplegado a partir del punto lg.</text:p>
      <text:p text:style-name="P24"><text:span text:style-name="T32">&lt;</text:span><text:span text:style-name="T37">button</text:span> <text:span text:style-name="T8">class</text:span>=<text:span text:style-name="T12">"lg:invisible"</text:span> <text:span text:style-name="T8">type</text:span>=<text:span text:style-name="T12">"button"</text:span> <text:span text:style-name="T8">aria-label</text:span>=<text:span text:style-name="T12">"Toggle navigation"</text:span><text:span text:style-name="T32">&gt;</text:span></text:p>
      <text:p text:style-name="P32">                <text:span text:style-name="T33">&lt;</text:span><text:span text:style-name="T38">span</text:span><text:span text:style-name="T4"> </text:span><text:span text:style-name="T9">class</text:span><text:span text:style-name="T4">=</text:span><text:span text:style-name="T13">"fas fa-bars"</text:span><text:span text:style-name="T33">&gt;&lt;/</text:span><text:span text:style-name="T38">span</text:span><text:span text:style-name="T33">&gt;</text:span></text:p>
      <text:p text:style-name="P32">            <text:span text:style-name="T33">&lt;/</text:span><text:span text:style-name="T38">button</text:span><text:span text:style-name="T33">&gt;</text:span></text:p>
      <text:p text:style-name="P32">            <text:span text:style-name="T33">&lt;</text:span><text:span text:style-name="T38">div</text:span><text:span text:style-name="T4"> </text:span><text:span text:style-name="T9">class</text:span><text:span text:style-name="T4">=</text:span><text:span text:style-name="T13">"invisible lg:visible"</text:span><text:span text:style-name="T4"> </text:span><text:span text:style-name="T9">id</text:span><text:span text:style-name="T4">=</text:span><text:span text:style-name="T13">"navbarSupportedContent"</text:span><text:span text:style-name="T33">&gt;</text:span></text:p>
      <text:p text:style-name="P48"><text:tab/><text:tab/><text:tab/>……...</text:p>
      <text:p text:style-name="P33">            <text:span text:style-name="T33">&lt;/</text:span><text:span text:style-name="T38">div</text:span><text:span text:style-name="T33">&gt;</text:span></text:p>
      <text:p text:style-name="P73"/>
      <text:p text:style-name="P81">Indicar que no funciona correctamente <text:span text:style-name="T58">al no estar implementada la funcionalidad en JS</text:span>. Se convertirse en un icono en dispositivos pequeños, pero no se despliega el menú al pulsar sobre el. <text:soft-page-break/>Es <text:span text:style-name="T58">uno de los aspectos</text:span> que se ha perdido al pasar de una librería de componentes a una de utilidades.</text:p>
      <text:h text:style-name="P97" text:outline-level="3"><text:bookmark-start text:name="__RefHeading___Toc1481_2169325210"/>Gira 2021 <text:span text:style-name="T60">(no implementada)</text:span><text:bookmark-end text:name="__RefHeading___Toc1481_2169325210"/></text:h>
      <text:p text:style-name="P72">No se ha modificado la página lagira.html ya que para su implementación se habían utilizado componentes propios de bootstrap: carousel, formularios y ventanas modales. Al no tener réplica en tailwindcss por ser una librería de utilidades ha dejado de funcionar correctamente.</text:p>
      <text:h text:style-name="Heading_20_1" text:outline-level="1"><text:bookmark-start text:name="__RefHeading___Toc1483_2169325210"/>Respuesta a las cuestiones planteadas<text:bookmark-end text:name="__RefHeading___Toc1483_2169325210"/></text:h>
      <text:h text:style-name="Heading_20_2" text:outline-level="2"><text:bookmark-start text:name="__RefHeading___Toc1485_2169325210"/>¿Que diferencias hay entre el enfoque de el tipo CSS semántico y <text:s/>el CSS de utilidades? <text:span text:style-name="T51">¿</text:span>Com<text:span text:style-name="T51">o</text:span> ha afecta<text:span text:style-name="T51">do</text:span> <text:span text:style-name="T51">esto</text:span> <text:span text:style-name="T51">a</text:span>l proc<text:span text:style-name="T51">e</text:span>s<text:span text:style-name="T51">o</text:span> de des<text:span text:style-name="T51">arrollo</text:span>? <text:span text:style-name="T51">¿Y al </text:span>c<text:span text:style-name="T51">ó</text:span>di<text:span text:style-name="T51">go</text:span>?<text:bookmark-end text:name="__RefHeading___Toc1485_2169325210"/></text:h>
      <text:p text:style-name="P75">La principal<text:span text:style-name="T58">es</text:span> diferencia<text:span text:style-name="T58">s</text:span> es donde se codifican los estilos de las páginas <text:span text:style-name="T58">y en que momento se generan los componentes del ciclo de desarrollo.</text:span> </text:p>
      <text:h text:style-name="Heading_20_3" text:outline-level="3"><text:bookmark-start text:name="__RefHeading___Toc1487_2169325210"/>CSS semántico<text:bookmark-end text:name="__RefHeading___Toc1487_2169325210"/></text:h>
      <text:p text:style-name="P76">Con el css semántico los estilos se aplican de la forma tradicional utilizando selectores a nivel de elemento, clase o id que se codifican en las páginas de estilos. </text:p>
      <text:p text:style-name="P76">Gracias a las recomendaciones y a las metodologías es fácil mejorar la abstracción de los selectores y reducir su especificidad. Se evita así que mínimas modificaciones del diseño repercutan en complejas reescrituras de las hojas de estilos.</text:p>
      <text:p text:style-name="P75">Sin embargo obligan a tener una visión inicial muy completa de la web para poder determinar su semántica y poder definir selectores abstractos, poco específicos y reutilizables. <text:span text:style-name="T51">Esto significa que con este enfoque antes de empezar a desarrollar es obligatorio un estudio en profundidad del diseño de la web.</text:span></text:p>
      <text:p text:style-name="P79">Hay que indicar que con css semántico se puede obtener una homogeneidad muy completa de toda la web. Al trabajar con bloques y elementos prefijados los estilos son los mismos para toda el site. Considero que este un factor muy importante en sitios de páginas comerciales con una imagen de marca bien definida.</text:p>
      <text:h text:style-name="Heading_20_3" text:outline-level="3"><text:bookmark-start text:name="__RefHeading___Toc1489_2169325210"/>CSS de utilidades<text:bookmark-end text:name="__RefHeading___Toc1489_2169325210"/></text:h>
      <text:p text:style-name="P75">En el caso del css de utilidades o atomic css <text:span text:style-name="T51">se utilizan un conjunto de clases ya predefinidos por la librería (aunque configurables) y nos olvidamos de la codificación de los selectores en la hoja de estilos. Se codifican los estilos directamente sobre el HTML aunque sin utilizar “style” sino las clases proporcionada por la librería.</text:span></text:p>
      <text:p text:style-name="P77">La gran ventaja de este enfoque es que al ser a tan bajo nivel no se producen los típicos problemas motivados por la especificidad de los selectores. Aunque pueda parecer que para trabajar así se podrían trabajar directamente con styles existe una diferencia fundamental: con los styles tenemos a <text:soft-page-break/>nuestra disposición todo el abanico de posibilidades de css, per<text:span text:style-name="T62">o</text:span> con las librerías de utilidades restringimos los estilos a los proporcionados por la herramienta.</text:p>
      <text:p text:style-name="P78">Si detectamos que algún conjunto de estilos se está utilizando muy asiduamente es el momento de pensar en crear un componente. Los componentes, a diferencia del enfoque semántico en el que se especifican desde el inicio, aparecen en e<text:span text:style-name="T54">t</text:span>apas más tardías.</text:p>
      <text:p text:style-name="P80"><text:span text:style-name="T58">En mi opinión e</text:span>l inconveniente más importante es que al dar más libertad a los desarrolladores sobre la aplicación de estilos es más fácil que la web acabe degenerando perdiéndose la homogeneidad de las páginas.</text:p>
      <text:h text:style-name="Heading_20_2" text:outline-level="2"><text:bookmark-start text:name="__RefHeading___Toc1491_2169325210"/><text:span text:style-name="T52">¿</text:span>Qu<text:span text:style-name="T52">é</text:span> difer<text:span text:style-name="T52">e</text:span>nci<text:span text:style-name="T52">a</text:span>s has <text:span text:style-name="T52">encontrado</text:span> entre usar una librer<text:span text:style-name="T52">í</text:span>a de component<text:span text:style-name="T52">e</text:span>s <text:span text:style-name="T52">y</text:span> una librer<text:span text:style-name="T52">í</text:span>a d<text:span text:style-name="T52">e </text:span>utili<text:span text:style-name="T52">d</text:span>a<text:span text:style-name="T52">des?</text:span><text:bookmark-end text:name="__RefHeading___Toc1491_2169325210"/></text:h>
      <text:p text:style-name="P78">Está claro que las librerías de componentes permiten trabajar a más alto nivel, proporcionando componentes de interface de usuario con funcionalidad completa; incluido javascript que permite la interacción del usuario. En bootstrap son ejemplos: menús de navegación responsive, formularios, <text:span text:style-name="T53">paginaciones, </text:span>ventanas modale<text:span text:style-name="T53">s o popovers.</text:span></text:p>
      <text:p text:style-name="P79">Algunas de estas librerías como bootstrap incorporan también su propia librería de utilidades, lo que permite escribir páginas html sin apenas conocer css.</text:p>
      <text:p text:style-name="P79">Las librerías de utilidades, como <text:span text:style-name="T30">tailwindcss, </text:span>trabajan a muy bajo nivel aunque a diferencia de las de componentes ofrecen la posibilidad de crear css semántico a partir del css atómico. <text:s/>T<text:span text:style-name="T30">ailwindcss </text:span>proporciona utilidades como apply que permite escalar el código hacia un css más semántico. No he visto la misma posibilidad con bootstrap.</text:p>
      <text:p text:style-name="P79">Por otro lado las librerías de utilidades no van más allá de proporcionar una base de clases css, sin proporcionar ningún tipo de componente completo de interface de usuario <text:span text:style-name="T58">con sus librerías de javascript</text:span>.</text:p>
      <text:h text:style-name="P93" text:outline-level="2"><text:bookmark-start text:name="__RefHeading___Toc1493_2169325210"/><text:span text:style-name="T53">¿</text:span>Qu<text:span text:style-name="T53">e</text:span> component<text:span text:style-name="T53">e</text:span>s has decidi<text:span text:style-name="T53">do</text:span> ext<text:span text:style-name="T53">raer y</text:span> <text:span text:style-name="T54">porqué</text:span>?<text:bookmark-end text:name="__RefHeading___Toc1493_2169325210"/></text:h>
      <text:p text:style-name="P82">Cuando de trabaja con atomic css, a medida <text:s/>que la web se va implantando se dete<text:span text:style-name="T62">c</text:span>tan combinaciones de estilos que se repiten cuando los elementos tienen la misma semántica. <text:span text:style-name="T59">Esta repetición es debida principalmente al intento de mantener homogénea la imagen de la web.</text:span></text:p>
      <text:p text:style-name="P82">Si en algún momento deseamos modificar el estilo de estos elementos, de forma global en toda la web <text:span text:style-name="T59">para mantener una imagen homogénea</text:span>, no hay otra solución que utilizar herramientas de reemplazo de texto que busquen todas las coincidencias con un patrón y las sustituyan por el nuevo estilo.</text:p>
      <text:p text:style-name="P82">Para evitar este problema se pueden crear componentes y utilizarlos en los elementos html en lugar de atomic css.</text:p>
      <text:p text:style-name="P83">En esta web en particular <text:span text:style-name="T59">se han creado componentes para las cabeceras, ya que aparecen en diferentes páginas y se considera que, por razones de continuidad de imagen, deben tener el mismo aspecto en todo el site.</text:span></text:p>
      <text:p text:style-name="P85"><text:soft-page-break/>Otro componente que se repite, aunque en este caso en la misma página, son los miembros le la banda. Son 10 miembros en los que se repiten exactamente los mismos estilos atómicos. Si se quiere hacer una modificación de estilo es evidente que será la misma para todos los miembros de la banda. Como el estilo de los elementos de una lista &lt;li&gt; siempre va asociado a la lista &lt;ul&gt; también se ha creado un componente para la lista en si.</text:p>
      <text:p text:style-name="P29">@layer components {</text:p>
      <text:p text:style-name="P29"> <text:span text:style-name="T19">.title</text:span> {</text:p>
      <text:p text:style-name="P30">    <text:span text:style-name="T5">@apply </text:span><text:span text:style-name="T41">pl-2</text:span><text:span text:style-name="T5"> </text:span><text:span text:style-name="T41">mb-0</text:span><text:span text:style-name="T5"> </text:span><text:span text:style-name="T41">text-2xl</text:span><text:span text:style-name="T5"> </text:span><text:span text:style-name="T41">font-serif-header</text:span><text:span text:style-name="T5"> font-bold;</text:span></text:p>
      <text:p text:style-name="P30">  <text:span text:style-name="T5">}</text:span></text:p>
      <text:p text:style-name="P26"/>
      <text:p text:style-name="P36">  <text:span text:style-name="T21">.subtitle</text:span><text:span text:style-name="T5"> {</text:span></text:p>
      <text:p text:style-name="P36">    <text:span text:style-name="T5">@apply </text:span><text:span text:style-name="T41">font-serif-header</text:span><text:span text:style-name="T5"> </text:span><text:span text:style-name="T41">text-4xl</text:span><text:span text:style-name="T5"> </text:span><text:span text:style-name="T41">text-yellow-300</text:span><text:span text:style-name="T5"> text-center;</text:span></text:p>
      <text:p text:style-name="P36">  <text:span text:style-name="T5">}</text:span></text:p>
      <text:p text:style-name="P56"/>
      <text:p text:style-name="P36">  <text:span text:style-name="T21">.subtitle2</text:span><text:span text:style-name="T5"> {</text:span></text:p>
      <text:p text:style-name="P36">    <text:span text:style-name="T5">@apply </text:span><text:span text:style-name="T41">font-serif-header</text:span><text:span text:style-name="T5"> </text:span><text:span text:style-name="T41">text-2xl</text:span><text:span text:style-name="T5"> </text:span><text:span text:style-name="T41">text-secondary</text:span><text:span text:style-name="T5"> my-4;</text:span></text:p>
      <text:p text:style-name="P36">  <text:span text:style-name="T5">}</text:span></text:p>
      <text:p text:style-name="P56"/>
      <text:p text:style-name="P36">  <text:span text:style-name="T21">.category-list</text:span><text:span text:style-name="T5"> {</text:span></text:p>
      <text:p text:style-name="P36">    <text:span text:style-name="T5">@apply </text:span><text:span text:style-name="T41">m-0</text:span><text:span text:style-name="T5"> </text:span><text:span text:style-name="T41">px-2</text:span><text:span text:style-name="T5"> </text:span><text:span text:style-name="T41">list-none</text:span><text:span text:style-name="T5"> md:</text:span><text:span text:style-name="T16">flex</text:span><text:span text:style-name="T5"> md:flex-row md:</text:span><text:span text:style-name="T11">flex-wrap</text:span><text:span text:style-name="T5"> md:justify-center;    </text:span></text:p>
      <text:p text:style-name="P36">  <text:span text:style-name="T5">}</text:span></text:p>
      <text:p text:style-name="P56"/>
      <text:p text:style-name="P36">  <text:span text:style-name="T21">.category-item</text:span><text:span text:style-name="T5"> {</text:span></text:p>
      <text:p text:style-name="P36">    <text:span text:style-name="T5">@apply </text:span><text:span text:style-name="T41">mb-8</text:span><text:span text:style-name="T5"> md:</text:span><text:span text:style-name="T16">flex</text:span><text:span text:style-name="T5"> md:flex-col md:justify-between md:w-2/</text:span><text:span text:style-name="T23">5</text:span><text:span text:style-name="T5"> xl:w-1/</text:span><text:span text:style-name="T23">4</text:span><text:span text:style-name="T5"> mx-4 shadow-2xl;</text:span></text:p>
      <text:p text:style-name="P36">  <text:span text:style-name="T5">}</text:span></text:p>
      <text:p text:style-name="P25">}</text:p>
      <text:p text:style-name="P84"/>
      <text:h text:style-name="Heading_20_1" text:outline-level="1"><text:bookmark-start text:name="__RefHeading___Toc3741_997465945"/>Conclusiones<text:bookmark-end text:name="__RefHeading___Toc3741_997465945"/></text:h>
      <text:p text:style-name="P58">E<text:span text:style-name="T59">l objetivo de las librerías de utilidades es claro: olvidarse de codificar páginas de estilos y sobretodo de los posibles problemas derivados de la especificidad de los selectores. Además retrasa a fases más tardías de diseño las decisiones de determinar que consideramos como componentes.</text:span></text:p>
      <text:p text:style-name="P59">El uso de css atómico no es equiparable a usar styles, ya que las librerías de utilidades solo ofrecen un subconjunto, previamente configurado, de los estilos disponibles para la web. Esto hace que en la web se pueda mantener cierta homogeneidad de imagen.</text:p>
      <text:p text:style-name="P59">Dicho esto, exponer que con un mal uso se abre la puerta a la creación de páginas que no mantienen <text:s/>un estilo conexo. <text:span text:style-name="T60">Este riesgo está más limitado con el uso de css semántico. </text:span></text:p>
      <text:p text:style-name="P60"/>
      <text:p text:style-name="P57"/>
      <text:h text:style-name="Heading_20_1" text:outline-level="1"><text:bookmark-start text:name="__RefHeading___Toc1902_1686681249"/>Anexo I. Enlaces a las fuentes de las imágenes con licencias gratuitas o Creative Commons<text:bookmark-end text:name="__RefHeading___Toc1902_1686681249"/></text:h>
      <text:p text:style-name="P38">Conciertos</text:p>
      <text:p text:style-name="P38"><text:a xlink:type="simple" xlink:href="https://upload.wikimedia.org/wikipedia/commons/7/78/Concierto_OT_BCN_2018.png" text:style-name="Internet_20_link" text:visited-style-name="Visited_20_Internet_20_Link">https://upload.wikimedia.org/wikipedia/commons/7/78/Concierto_OT_BCN_2018.png</text:a></text:p>
      <text:p text:style-name="P38"><text:a xlink:type="simple" xlink:href="https://upload.wikimedia.org/wikipedia/commons/6/63/Natalia_Lafourcade_en_concierto.jpg" text:style-name="Internet_20_link" text:visited-style-name="Visited_20_Internet_20_Link">https://upload.wikimedia.org/wikipedia/commons/6/63/Natalia_Lafourcade_en_concierto.jpg</text:a></text:p>
      <text:p text:style-name="P38"/>
      <text:p text:style-name="P39">La historia</text:p>
      <text:p text:style-name="P38"><text:a xlink:type="simple" xlink:href="https://pixnio.com/people/crowd/music-concert-performance-music-stage-festival-nightclub-audience" text:style-name="Internet_20_link" text:visited-style-name="Visited_20_Internet_20_Link">https://pixnio.com/people/crowd/music-concert-performance-music-stage-festival-nightclub-audience</text:a></text:p>
      <text:p text:style-name="P38"/>
      <text:p text:style-name="P38"/>
      <text:p text:style-name="P40"><text:soft-page-break/>Guitarra logo</text:p>
      <text:p text:style-name="P40"><text:a xlink:type="simple" xlink:href="https://pixabay.com/es/photos/guitarra-guitarra-eléctrica-2957224/" text:style-name="Internet_20_link" text:visited-style-name="Visited_20_Internet_20_Link">https://pixabay.com/es/photos/guitarra-guitarra-el%C3%A9ctrica-2957224/</text:a></text:p>
      <text:p text:style-name="P40"/>
      <text:p text:style-name="P40"/>
      <text:p text:style-name="P41">Gutiarra <text:span text:style-name="T29">eléctrica</text:span></text:p>
      <text:p text:style-name="P41"><text:a xlink:type="simple" xlink:href="https://pixnio.com/es/fondos-de-pantalla/guitarrista-musica-guitarra-electrica-altavoz-musico-instrumento-sonido" text:style-name="Internet_20_link" text:visited-style-name="Visited_20_Internet_20_Link">https://pixnio.com/es/fondos-de-pantalla/guitarrista-musica-guitarra-electrica-altavoz-musico-instrumento-sonido</text:a></text:p>
      <text:p text:style-name="P41"/>
      <text:p text:style-name="P41">Acustica</text:p>
      <text:p text:style-name="P41"><text:a xlink:type="simple" xlink:href="https://pixnio.com/es/gente/mujeres/mujer-guitarra-clasica-guitarra-acustica-bajo-musica-guitarrista-melodia" text:style-name="Internet_20_link" text:visited-style-name="Visited_20_Internet_20_Link">https://pixnio.com/es/gente/mujeres/mujer-guitarra-clasica-guitarra-acustica-bajo-musica-guitarrista-melodia</text:a></text:p>
      <text:p text:style-name="P41"/>
      <text:p text:style-name="P42">Saxo</text:p>
      <text:p text:style-name="P42"><text:a xlink:type="simple" xlink:href="https://pixabay.com/es/photos/saxofón-instrumento-musical-música-3246650/" text:style-name="Internet_20_link" text:visited-style-name="Visited_20_Internet_20_Link">https://pixabay.com/es/photos/saxof%C3%B3n-instrumento-musical-m%C3%BAsica-3246650/</text:a></text:p>
      <text:p text:style-name="P42"/>
      <text:p text:style-name="P43">bateria</text:p>
      <text:p text:style-name="P43"><text:a xlink:type="simple" xlink:href="https://pixabay.com/es/photos/batería-conjunto-personas-hombre-2599508/" text:style-name="Internet_20_link" text:visited-style-name="Visited_20_Internet_20_Link">https://pixabay.com/es/photos/bater%C3%ADa-conjunto-personas-hombre-2599508/</text:a></text:p>
      <text:p text:style-name="P43"/>
      <text:p text:style-name="P43">piano</text:p>
      <text:p text:style-name="P43"><text:a xlink:type="simple" xlink:href="https://pixnio.com/es/diverso/piano-musico-artista-sonido-mano-pianista" text:style-name="Internet_20_link" text:visited-style-name="Visited_20_Internet_20_Link">https://pixnio.com/es/diverso/piano-musico-artista-sonido-mano-pianista</text:a></text:p>
      <text:p text:style-name="P43"/>
      <text:p text:style-name="P43">acordeon</text:p>
      <text:p text:style-name="P43"><text:a xlink:type="simple" xlink:href="https://pixnio.com/es/media/musico-acordeon-contacto-directo-musica-instrumento" text:style-name="Internet_20_link" text:visited-style-name="Visited_20_Internet_20_Link">https://pixnio.com/es/media/musico-acordeon-contacto-directo-musica-instrumento</text:a></text:p>
      <text:p text:style-name="P43"/>
      <text:p text:style-name="P44">violin</text:p>
      <text:p text:style-name="P44"><text:a xlink:type="simple" xlink:href="https://pixnio.com/es/gente/mujeres/mujer-artista-violin-musica" text:style-name="Internet_20_link" text:visited-style-name="Visited_20_Internet_20_Link">https://pixnio.com/es/gente/mujeres/mujer-artista-violin-musica</text:a></text:p>
      <text:p text:style-name="P44"/>
      <text:p text:style-name="P44">cantante</text:p>
      <text:p text:style-name="P44"><text:a xlink:type="simple" xlink:href="https://pixabay.com/es/photos/cantante-sillouette-concierto-1595864/" text:style-name="Internet_20_link" text:visited-style-name="Visited_20_Internet_20_Link">https://pixabay.com/es/photos/cantante-sillouette-concierto-1595864/</text:a></text:p>
      <text:p text:style-name="P45"/>
      <text:p text:style-name="P43"/>
      <text:p text:style-name="P38"/>
      <text:p text:style-name="P37">Campo mallorca</text:p>
      <text:p text:style-name="P37"><text:a xlink:type="simple" xlink:href="https://commons.wikimedia.org/wiki/File:Mallorca0-2Leganes.jpg" text:style-name="Internet_20_link" text:visited-style-name="Visited_20_Internet_20_Link">https://commons.wikimedia.org/wiki/File:Mallorca0-2Leganes.jpg</text:a></text:p>
      <text:p text:style-name="P37"/>
      <text:p text:style-name="P37">Plaza Toros</text:p>
      <text:p text:style-name="P37"><text:a xlink:type="simple" xlink:href="https://commons.wikimedia.org/wiki/File:Die_Arena_des_Colisseu_Balear_umfasst_11.000_Quadratmeter_-_panoramio.jpg" text:style-name="Internet_20_link" text:visited-style-name="Visited_20_Internet_20_Link">https://commons.wikimedia.org/wiki/File:Die_Arena_des_Colisseu_Balear_umfasst_11.000_Quadratmeter_-_panoramio.jpg</text:a></text:p>
      <text:p text:style-name="P37"/>
      <text:p text:style-name="P37"><text:span text:style-name="T29">Pabellón</text:span> multiusos</text:p>
      <text:p text:style-name="P37"><text:a xlink:type="simple" xlink:href="https://commons.wikimedia.org/wiki/File:Multiusos_Fontes_do_Sar_-_02.jpg" text:style-name="Internet_20_link" text:visited-style-name="Visited_20_Internet_20_Link">https://commons.wikimedia.org/wiki/File:Multiusos_Fontes_do_Sar_-_02.jpg</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de9d8" officeooo:paragraph-rsid="001de9d8"/>
    </style:style>
    <style:style style:name="MT1" style:family="text">
      <style:text-properties officeooo:rsid="002de50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edro Tous Durán<text:tab/>M4.258 - Eines HTML i CSS II aula 1 – <text:span text:style-name="MT1">PEC 3</text:span><text:tab/><text:page-number text:select-page="current">10</text:page-number></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16T13:15:34.416000000</meta:creation-date>
    <dc:date>2021-05-25T11:14:10.480000000</dc:date>
    <meta:editing-duration>PT1H37M28S</meta:editing-duration>
    <meta:editing-cycles>25</meta:editing-cycles>
    <meta:generator>LibreOffice/6.3.3.2$Windows_X86_64 LibreOffice_project/a64200df03143b798afd1ec74a12ab50359878ed</meta:generator>
    <meta:document-statistic meta:table-count="0" meta:image-count="0" meta:object-count="0" meta:page-count="10" meta:paragraph-count="229" meta:word-count="2730" meta:character-count="19133" meta:non-whitespace-character-count="16108"/>
  </office:meta>
</office:document-meta>
</file>